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6.114cm" table:align="left"/>
    </style:style>
    <style:style style:name="Tableau1.A" style:family="table-column">
      <style:table-column-properties style:column-width="3.057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</office:automatic-styles>
  <office:body>
    <office:text>
      <text:tracked-changes text:track-changes="false">
        <text:changed-region text:id="ct146862872">
          <text:insertion>
            <office:change-info>
              <dc:creator>Gaetan Delannay</dc:creator>
              <dc:date>2006-10-26T14:10:00</dc:date>
            </office:change-info>
          </text:insertion>
        </text:changed-region>
        <text:changed-region text:id="ct77511336">
          <text:insertion>
            <office:change-info>
              <dc:creator>Gaetan Delannay</dc:creator>
              <dc:date>2006-10-26T14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header-rows>
          <table:table-row table:style-name="Tableau1.1">
            <table:table-cell table:style-name="Tableau1.A1" office:value-type="string">
              <text:p text:style-name="Table_20_Contents"><office:annotation><dc:creator>GDE</dc:creator><dc:date>2006-10-26T00:00:00</dc:date><text:p>do table- for p in persons</text:p></office:annotation><text:change-start text:change-id="ct146862872"/>p.name<text:change-end text:change-id="ct146862872"/> </text:p>
              <text:p text:style-name="Table_20_Contents"><text:change-start text:change-id="ct77511336"/>p.address<text:change-end text:change-id="ct77511336"/></text:p>
            </table:table-cell>
            <table:table-cell table:style-name="Tableau1.B1" office:value-type="string">
              <text:p text:style-name="Table_20_Contents">Deuxième colonne héhé.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00:32</dc:date>
    <dc:language>fr-BE</dc:language>
    <meta:editing-cycles>10</meta:editing-cycles>
    <meta:editing-duration>PT16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5" meta:character-count="39"/>
  </office:meta>
</office:document-meta>
</file>